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57eb" officeooo:paragraph-rsid="000c57eb"/>
    </style:style>
    <style:style style:name="P2" style:family="paragraph" style:parent-style-name="Standard">
      <style:text-properties officeooo:rsid="000c57eb" officeooo:paragraph-rsid="0011b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LISATION:<text:tab/></text:p>
      <text:p text:style-name="P1">THEN</text:p>
      <text:p text:style-name="P1"><text:tab/>C_tempPSU :∈ ℤ </text:p>
      <text:p text:style-name="P1"><text:tab/>C_tempAmbient :∈ ℤ </text:p>
      <text:p text:style-name="P1"><text:tab/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08-06T05:57:04</meta:creation-date>
    <dc:date>2013-08-06T14:15:01</dc:date>
    <dc:creator>andy </dc:creator>
    <meta:editing-duration>PT18M31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1" meta:paragraph-count="5" meta:word-count="9" meta:character-count="58" meta:non-whitespace-character-count="48"/>
  </office:meta>
</office:document-meta>
</file>